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begründungen</text:p>
      <text:p text:style-name="P2">Die erste Projektidee entstand durch die Betrachtung eines Alltagsproblems der TH-Köln.</text:p>
      <text:p text:style-name="P2">Das Problem besteht in mangelnden Parkplätzen und unzureichende Organisation dieser.</text:p>
      <text:p text:style-name="P2">Häufig wird beobachtet wie die Parkplatzkapazität nahezu vollkommen ausgeschöpft ist, die Situation auf dem Parkplatz durch Falschparker verschlechtert wird, die zum Teil mehr als eine Parklücke benutzen und häufig Schäden an Fahrzeugen auftreten. </text:p>
      <text:p text:style-name="P2">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2">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2"/>
      <text:p text:style-name="P2">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2"/>
      <text:p text:style-name="P2">Das Kommunikationsmodell zeigt die Unterschiedlichen Stakeholder im Problemraum.</text:p>
      <text:p text:style-name="P2">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2"/>
      <text:p text:style-name="P2">Die Marktrecherche bezieht sich auf die Konkurrenz zu dem im Projekt geplanten System auf dem aktuellen Markt. Das Augenmerk wurde hier auf die Eigenschaften und Funktionalitäten der größten und erfolgreichsten Konkurrenten gelegt. Schlussendlich wurden verstärkt Nachteile der Konkurrenz herausgearbeitet um das Alleinstellungsmerkmal deutlich zu machen. Dadurch hängen Alleinstellungsmerkmal und die Marktrecherche eng zusammen und verweisen aufeinander.</text:p>
      <text:p text:style-name="P2"/>
      <text:p text:style-name="P2">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2"/>
      <text:p text:style-name="P2">Um die Risiken besser abwägen zu können wurden Proof of Concepts erstellt; bei der Erstellung dieser wurden die hauptsächlich problematischen Teile des Dienstes ermittelt und versucht umzusetzen. </text:p>
      <text:p text:style-name="P2"><text:soft-page-break/>Eine der Hauptfragen war, ob es möglich ist die Google Maps API weitestgehend zu überarbeiten. Im Proof of Concepts wurde die Google Maps API überarbeitet und somit die Möglichkeit der Umsetzung bewiesen.</text:p>
      <text:p text:style-name="P2">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2">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2">Durch die Proof of Concepts ist eine Erweiterung der Anwendungslogik entstanden. So wurde unter anderen kleineren Überarbeitungen des Konzeptes die Entwicklung eines Parkleitsystems beschlossen. </text:p>
      <text:p text:style-name="P2"/>
      <text:p text:style-name="P2">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2"/>
      <text:p text:style-name="P4">Usability Engineering Lifecycle</text:p>
      <text:p text:style-name="P2">nach Deborah Mayhew</text:p>
      <text:p text:style-name="P2"/>
      <text:p text:style-name="P2">Der Usability Engineering Lifecycle besteht aus einem unflexiblem Drei-Phasen Vorgehen was neben der Entwicklung von benutzerfreundlichen Programmen vor allem die Entwicklung von grafischen Benutzeroberfläche vereinfacht. </text:p>
      <text:p text:style-name="P2">Ähnlich wie bei der ISO DIN EN-9241 sind auch im Usability Engineering Lifecycle 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2">Ein Vorteil besteht dadurch allerdings in der leichteren Planbarkeit des Projektes, die <text:s/>unerfahrenen Projektteams Unterstützung sowie Sicherheit bieten kann. </text:p>
      <text:p text:style-name="P2">Für die zu entwickelnde Parkplatz-App ist dieses Vorgehen nicht flexibel genug, da gerade in der Planungsphase die Zielgruppen eine erhöhte Aufmerksamkeit benötigen,da diese 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2"/>
      <text:p text:style-name="P4">Usage Centered Design</text:p>
      <text:p text:style-name="P2">nach Lockwood &amp; Constatine</text:p>
      <text:p text:style-name="P2"/>
      <text:p text:style-name="P2">Das weltweit populäre Usage Centered Design nach Lockwood und Constantine ähnelt <text:soft-page-break/>sehr dem MCI-Modell des ISO DIN EN-9241, wobei der Schwerpunkt der Entwicklung im Vergleich zur ISO nicht auf Benutzer, sondern auf die Benutzung des Endproduktes gelegt wird.</text:p>
      <text:p text:style-name="P2">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2"/>
      <text:p text:style-name="P4">Scenario Based Usability Engineering</text:p>
      <text:p text:style-name="P2">nach Rosson &amp; Carrol</text:p>
      <text:p text:style-name="P2"/>
      <text:p text:style-name="P2">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2">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2">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2"/>
      <text:p text:style-name="P4">Discount Usability</text:p>
      <text:p text:style-name="P2">nach Jakob Nielsen</text:p>
      <text:p text:style-name="P2"/>
      <text:p text:style-name="P2">Discount Usability versucht gut bedienbare grafische Oberflächen mit dem geringsten Ressourceneinsatz zu ermöglichen. Die vorgegebenen Methoden eignen sich besonders für statische Kommunikation wie beispielsweise Webseiten oder Formulare sehr gut, versagen allerdings ohne weitere Bearbeitung der Vorgehensweisen für dynamische bzw. interaktive Dialoge.</text:p>
      <text:p text:style-name="P2">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4"/>
      <text:p text:style-name="P4">Contextual Design</text:p>
      <text:p text:style-name="P2">nach Beyer &amp; Holtzblatt</text:p>
      <text:p text:style-name="P2"/>
      <text:p text:style-name="P2">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2">Da der Nutzungskontext der Parkapp von Anfang an relativ klar ist, werden wir keine Methoden aus dem Contextual Desing verwenden.</text:p>
      <text:p text:style-name="P2"/>
      <text:p text:style-name="P2"/>
      <text:p text:style-name="P4"><text:soft-page-break/>DIN EN ISO-9241</text:p>
      <text:p text:style-name="P4"/>
      <text:p text:style-name="P2">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2">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2">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2">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2"/>
      <text:p text:style-name="P2"/>
      <text:p text:style-name="P2"/>
      <text:p text:style-name="P2">Architekturmodell</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2-23T12:31:40.71</dc:date>
    <meta:editing-duration>PT3H44S</meta:editing-duration>
    <meta:editing-cycles>6</meta:editing-cycles>
    <meta:generator>OpenOffice/4.1.0$Win32 OpenOffice.org_project/410m18$Build-9764</meta:generator>
    <dc:creator>bernd  schneider</dc:creator>
    <meta:document-statistic meta:table-count="0" meta:image-count="0" meta:object-count="0" meta:page-count="4" meta:paragraph-count="46" meta:word-count="1519" meta:character-count="11337"/>
  </office:meta>
</office:document-meta>
</file>